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cm"/>
      <style:paragraph-properties style:writing-mode="lr-tb"/>
    </style:style>
    <style:style style:name="gr5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19cm" fo:min-width="27.2cm" draw:shadow-opacity="0%"/>
    </style:style>
    <style:style style:name="gr1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P1" style:family="paragraph">
      <loext:graphic-properties draw:fill="solid" draw:fill-color="#ffaa95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ee6ef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5ce"/>
      <style:paragraph-properties fo:text-align="center" style:writing-mode="lr-tb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style:font-name="Showcard Gothic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3.75cm" svg:height="0.569cm" svg:x="20.85cm" svg:y="1.75cm">
          <draw:text-box>
            <text:p text:style-name="P2"><text:span text:style-name="T1">CAN bus termination</text:span></text:p>
          </draw:text-box>
        </draw:frame>
        <draw:line draw:style-name="gr3" draw:text-style-name="P4" draw:layer="layout" svg:x1="25cm" svg:y1="3cm" svg:x2="28cm" svg:y2="3cm">
          <text:p/>
        </draw:line>
        <draw:frame draw:style-name="gr2" draw:text-style-name="P3" draw:layer="layout" svg:width="3.75cm" svg:height="0.569cm" svg:x="20.8cm" svg:y="2.681cm">
          <draw:text-box>
            <text:p text:style-name="P2"><text:span text:style-name="T1">CAN bus connection</text:span></text:p>
          </draw:text-box>
        </draw:frame>
        <draw:custom-shape draw:style-name="gr4" draw:text-style-name="P5" draw:layer="layout" svg:width="5.5cm" svg:height="4.25cm" svg:x="8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9.087cm" svg:y="9.503cm">
          <text:p text:style-name="P6"><text:span text:style-name="T2">LARUS</text:span></text:p>
          <text:p text:style-name="P6">Standard</text:p>
          <text:p text:style-name="P6">Utility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16.087cm" svg:y="9.303cm">
          <text:p text:style-name="P6"><text:span text:style-name="T2">LARUS</text:span></text:p>
          <text:p text:style-name="P6">Main 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663cm" svg:height="0.887cm" svg:x="8.587cm" svg:y="8.713cm">
          <draw:text-box>
            <text:p text:style-name="P2"><text:span text:style-name="T1">If FrontEnd is NOT installed</text:span></text:p>
          </draw:text-box>
        </draw:frame>
        <draw:line draw:style-name="gr3" draw:text-style-name="P4" draw:layer="layout" svg:x1="13.087cm" svg:y1="10.803cm" svg:x2="16.087cm" svg:y2="10.803cm">
          <text:p/>
        </draw:line>
        <draw:custom-shape draw:style-name="gr1" draw:text-style-name="P1" draw:layer="layout" svg:width="0.75cm" svg:height="0.75cm" draw:transform="rotate (1.57585778162568) translate (13.342cm 11.2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75cm" svg:height="0.75cm" draw:transform="rotate (1.57585778162568) translate (15.154cm 11.20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3.75cm" svg:height="1.25cm" svg:x="19.501cm" svg:y="11.35cm">
          <draw:text-box>
            <text:p text:style-name="P2"><text:span text:style-name="T1">Optional BlueTooth or RS232 connection to XCSoar or OpenVario</text:span></text:p>
          </draw:text-box>
        </draw:frame>
        <draw:line draw:style-name="gr8" draw:text-style-name="P4" draw:layer="layout" svg:x1="20cm" svg:y1="10.85cm" svg:x2="23.25cm" svg:y2="10.85cm">
          <text:p/>
        </draw:line>
        <draw:custom-shape draw:style-name="gr9" draw:text-style-name="P8" draw:layer="layout" svg:width="4.75cm" svg:height="3cm" svg:x="23.2cm" svg:y="9.25cm">
          <text:p text:style-name="P6">XCSoar / OpenVar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7.7cm" svg:height="19.25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5" draw:layer="layout" svg:width="12cm" svg:height="4.5cm" svg:x="1.499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.999cm" svg:y="4cm">
            <text:p text:style-name="P6"><text:span text:style-name="T2">LARUS</text:span></text:p>
            <text:p text:style-name="P6">Standard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8.999cm" svg:y="4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5.999cm" svg:y="4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499cm" svg:y="3.25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5.999cm" svg:y1="5.5cm" svg:x2="8.999cm" svg:y2="5.5cm">
            <text:p/>
          </draw:line>
          <draw:line draw:style-name="gr3" draw:text-style-name="P4" draw:layer="layout" svg:x1="12.999cm" svg:y1="5.5cm" svg:x2="15.999cm" svg:y2="5.5cm">
            <text:p/>
          </draw:line>
          <draw:custom-shape draw:style-name="gr1" draw:text-style-name="P1" draw:layer="layout" svg:width="0.75cm" svg:height="0.75cm" draw:transform="rotate (1.57585778162568) translate (6.254cm 5.9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49cm" svg:y="4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5.5cm" svg:x2="23.249cm" svg:y2="5.5cm">
            <text:p/>
          </draw:line>
          <draw:frame draw:style-name="gr12" draw:text-style-name="P3" draw:layer="layout" svg:width="3.75cm" svg:height="1.205cm" svg:x="19.499cm" svg:y="6.045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cm" svg:y="4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5.5cm" svg:x2="23.249cm" svg:y2="5.5cm">
            <text:p/>
          </draw:line>
          <draw:custom-shape draw:style-name="gr1" draw:text-style-name="P1" draw:layer="layout" svg:width="0.75cm" svg:height="0.75cm" draw:transform="rotate (1.57585778162568) translate (15.003cm 5.85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1" draw:text-style-name="P5" draw:layer="layout" svg:width="12cm" svg:height="4.5cm" svg:x="1.5cm" svg:y="14.8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2cm" svg:y="15.801cm">
            <text:p text:style-name="P6"><text:span text:style-name="T2">LARUS</text:span></text:p>
            <text:p text:style-name="P6">All-In-One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9cm" svg:y="15.801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6cm" svg:y="15.801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5cm" svg:y="15.051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6cm" svg:y1="17.301cm" svg:x2="9cm" svg:y2="17.301cm">
            <text:p/>
          </draw:line>
          <draw:line draw:style-name="gr3" draw:text-style-name="P4" draw:layer="layout" svg:x1="13cm" svg:y1="17.301cm" svg:x2="16cm" svg:y2="17.301cm">
            <text:p/>
          </draw:line>
          <draw:custom-shape draw:style-name="gr1" draw:text-style-name="P1" draw:layer="layout" svg:width="0.75cm" svg:height="0.75cm" draw:transform="rotate (1.57585778162568) translate (6.255cm 17.7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5cm" svg:y="15.801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17.301cm" svg:x2="23.25cm" svg:y2="17.301cm">
            <text:p/>
          </draw:line>
          <draw:frame draw:style-name="gr12" draw:text-style-name="P3" draw:layer="layout" svg:width="3.75cm" svg:height="1.205cm" svg:x="19.5cm" svg:y="17.846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1cm" svg:y="15.801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17.301cm" svg:x2="23.25cm" svg:y2="17.301cm">
            <text:p/>
          </draw:line>
          <draw:custom-shape draw:style-name="gr1" draw:text-style-name="P1" draw:layer="layout" svg:width="0.75cm" svg:height="0.75cm" draw:transform="rotate (1.57585778162568) translate (15.004cm 17.65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7-11T00:13:07.848000000</dc:date>
    <dc:creator>Horst Rupp</dc:creator>
    <meta:editing-duration>PT16M32S</meta:editing-duration>
    <meta:editing-cycles>12</meta:editing-cycles>
    <meta:generator>LibreOffice/7.3.2.2$Windows_X86_64 LibreOffice_project/49f2b1bff42cfccbd8f788c8dc32c1c309559be0</meta:generator>
    <meta:document-statistic meta:object-count="45"/>
  </office:meta>
</office:document-meta>
</file>